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2cm" svg:stroke-color="#cc9966" draw:marker-start-width="6.2cm" draw:marker-end-width="6.2cm" draw:fill-color="#ffffff" draw:textarea-horizontal-align="justify" draw:textarea-vertical-align="middle" draw:auto-grow-height="false" fo:min-height="237.75cm" fo:min-width="237.5cm" fo:padding-top="1.125cm" fo:padding-bottom="1.125cm" fo:padding-left="1.25cm" fo:padding-right="1.25cm"/>
    </style:style>
    <style:style style:name="gr2" style:family="graphic" style:parent-style-name="objectwithoutfill">
      <style:graphic-properties svg:stroke-width="2cm" svg:stroke-color="#cc9966" draw:marker-start-width="3.199cm" draw:marker-end-width="3.199cm" svg:stroke-opacity="50%" draw:fill="none" draw:textarea-vertical-align="middle" fo:padding-top="1.124cm" fo:padding-bottom="1.124cm" fo:padding-left="1.249cm" fo:padding-right="1.249cm"/>
    </style:style>
    <style:style style:name="gr3" style:family="graphic" style:parent-style-name="standard">
      <style:graphic-properties svg:stroke-width="2cm" svg:stroke-color="#cc9966" draw:marker-start-width="6.2cm" draw:marker-end-width="6.2cm" draw:fill-color="#ffffff" draw:textarea-horizontal-align="justify" draw:textarea-vertical-align="middle" draw:auto-grow-height="false" fo:min-height="237.75cm" fo:min-width="27.5cm" fo:padding-top="1.125cm" fo:padding-bottom="1.125cm" fo:padding-left="1.25cm" fo:padding-right="1.25cm"/>
    </style:style>
    <style:style style:name="gr4" style:family="graphic" style:parent-style-name="standard">
      <style:graphic-properties draw:textarea-horizontal-align="justify" draw:textarea-vertical-align="middle" draw:auto-grow-height="false" fo:min-height="35.75cm" fo:min-width="55.5cm"/>
    </style:style>
    <style:style style:name="gr5" style:family="graphic" style:parent-style-name="objectwithoutfill">
      <style:graphic-properties svg:stroke-width="2cm" svg:stroke-color="#cccccc" draw:marker-start-width="3.199cm" draw:marker-end-width="3.199cm" draw:fill="none" draw:textarea-vertical-align="middle" fo:padding-top="1.124cm" fo:padding-bottom="1.124cm" fo:padding-left="1.249cm" fo:padding-right="1.249cm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20.75cm" fo:min-width="34.5cm"/>
    </style:style>
    <style:style style:name="gr7" style:family="graphic" style:parent-style-name="standard">
      <style:graphic-properties draw:fill-color="#333333" draw:textarea-horizontal-align="justify" draw:textarea-vertical-align="middle" draw:auto-grow-height="false" fo:min-height="20.76cm" fo:min-width="34.5cm"/>
    </style:style>
    <style:style style:name="gr8" style:family="graphic" style:parent-style-name="objectwithoutfill">
      <style:graphic-properties svg:stroke-width="2cm" svg:stroke-color="#cc9966" draw:marker-start-width="3.199cm" draw:marker-end-width="3.199cm" draw:fill="none" draw:textarea-vertical-align="middle" fo:padding-top="1.124cm" fo:padding-bottom="1.124cm" fo:padding-left="1.249cm" fo:padding-right="1.249cm"/>
    </style:style>
    <style:style style:name="gr9" style:family="graphic" style:parent-style-name="standard">
      <style:graphic-properties draw:fill="hatch" draw:fill-color="#dddddd" draw:fill-hatch-name="Hatching_20_1" draw:fill-hatch-solid="true" draw:textarea-horizontal-align="justify" draw:textarea-vertical-align="middle" draw:auto-grow-height="false" fo:min-height="19.75cm" fo:min-width="116.11cm"/>
    </style:style>
    <style:style style:name="gr10" style:family="graphic" style:parent-style-name="standard">
      <style:graphic-properties draw:fill-color="#333333" draw:textarea-horizontal-align="justify" draw:textarea-vertical-align="middle" draw:auto-grow-height="false" fo:min-height="237.75cm" fo:min-width="7.5cm"/>
    </style:style>
    <style:style style:name="gr11" style:family="graphic" style:parent-style-name="standard">
      <style:graphic-properties draw:fill-color="#333333" draw:textarea-horizontal-align="justify" draw:textarea-vertical-align="middle" draw:auto-grow-height="false" fo:min-height="27.75cm" fo:min-width="7.486cm"/>
    </style:style>
    <style:style style:name="gr12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17.75cm" fo:min-width="214.2cm"/>
    </style:style>
    <style:style style:name="gr13" style:family="graphic" style:parent-style-name="standard">
      <style:graphic-properties draw:stroke="none" draw:fill="hatch" draw:fill-color="#dddddd" draw:fill-hatch-name="Black_20_45_20_Degrees_20_Wide" draw:fill-hatch-solid="true" draw:textarea-horizontal-align="justify" draw:textarea-vertical-align="middle" draw:auto-grow-height="false" fo:min-height="4.75cm" fo:min-width="298.4cm"/>
    </style:style>
    <style:style style:name="gr14" style:family="graphic" style:parent-style-name="standard">
      <style:graphic-properties draw:stroke="none" draw:marker-start="" draw:fill="hatch" draw:fill-color="#dddddd" draw:fill-hatch-name="Hatching_20_6" draw:fill-hatch-solid="false" draw:textarea-horizontal-align="justify" draw:textarea-vertical-align="middle" draw:auto-grow-height="false" fo:min-height="3.75cm" fo:min-width="237.5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43.75cm" fo:min-width="14.5cm"/>
    </style:style>
    <style:style style:name="gr16" style:family="graphic" style:parent-style-name="standard">
      <style:graphic-properties draw:fill-color="#808080" draw:textarea-horizontal-align="justify" draw:textarea-vertical-align="middle" draw:auto-grow-height="false" fo:min-height="43.75cm" fo:min-width="3.5cm"/>
    </style:style>
    <style:style style:name="gr17" style:family="graphic" style:parent-style-name="standard">
      <style:graphic-properties draw:textarea-horizontal-align="justify" draw:textarea-vertical-align="middle" draw:auto-grow-height="false" fo:min-height="53.75cm" fo:min-width="41.2cm" fo:wrap-option="no-wrap"/>
    </style:style>
    <style:style style:name="gr18" style:family="graphic" style:parent-style-name="objectwithoutfill">
      <style:graphic-properties svg:stroke-width="2cm" svg:stroke-color="#cc9966" draw:marker-start-width="3.199cm" draw:marker-end-width="3.199cm" svg:stroke-opacity="100%" draw:fill="none" draw:textarea-vertical-align="middle" fo:padding-top="1.124cm" fo:padding-bottom="1.124cm" fo:padding-left="1.249cm" fo:padding-right="1.249cm"/>
    </style:style>
    <style:style style:name="gr19" style:family="graphic" style:parent-style-name="objectwithoutfill">
      <style:graphic-properties svg:stroke-width="2cm" svg:stroke-color="#cc9966" draw:marker-start-width="3.199cm" draw:marker-end-width="3.199cm" svg:stroke-opacity="25%" draw:fill="none" draw:textarea-vertical-align="middle" fo:padding-top="1.124cm" fo:padding-bottom="1.124cm" fo:padding-left="1.249cm" fo:padding-right="1.249cm"/>
    </style:style>
    <style:style style:name="gr20" style:family="graphic" style:parent-style-name="standard">
      <style:graphic-properties svg:stroke-color="#000000" svg:stroke-opacity="10%" draw:fill-color="#dddddd" draw:opacity="95%" draw:textarea-horizontal-align="justify" draw:textarea-vertical-align="middle" draw:auto-grow-height="false" fo:min-height="43.75cm" fo:min-width="119.5cm"/>
    </style:style>
    <style:style style:name="gr21" style:family="graphic" style:parent-style-name="standard">
      <style:graphic-properties svg:stroke-color="#000000" svg:stroke-opacity="10%" draw:fill-color="#dddddd" draw:opacity="95%" draw:textarea-horizontal-align="justify" draw:textarea-vertical-align="middle" draw:auto-grow-height="false" fo:min-height="57.75cm" fo:min-width="119.5cm"/>
    </style:style>
    <style:style style:name="gr22" style:family="graphic" style:parent-style-name="standard">
      <style:graphic-properties draw:textarea-horizontal-align="justify" draw:textarea-vertical-align="middle" draw:auto-grow-height="false" fo:min-height="10.026cm" fo:min-width="41.2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24.75cm" fo:min-width="4.5cm"/>
    </style:style>
    <style:style style:name="gr24" style:family="graphic" style:parent-style-name="measure" style:list-style-name="L1">
      <style:graphic-properties svg:stroke-color="#006633" draw:textarea-vertical-align="middle" draw:line-distance="9.2cm"/>
    </style:style>
    <style:style style:name="gr25" style:family="graphic" style:parent-style-name="standard">
      <style:graphic-properties draw:fill-color="#99ff33" draw:textarea-horizontal-align="justify" draw:textarea-vertical-align="middle" draw:auto-grow-height="false" fo:min-height="24.75cm" fo:min-width="4.5cm"/>
    </style:style>
    <style:style style:name="gr26" style:family="graphic" style:parent-style-name="standard">
      <style:graphic-properties draw:fill-color="#99ff33" draw:textarea-horizontal-align="justify" draw:textarea-vertical-align="middle" draw:auto-grow-height="false" fo:min-height="19.75cm" fo:min-width="4.5cm"/>
    </style:style>
    <style:style style:name="gr27" style:family="graphic" style:parent-style-name="standard">
      <style:graphic-properties draw:fill-color="#99ff33" draw:textarea-horizontal-align="justify" draw:textarea-vertical-align="middle" draw:auto-grow-height="false" fo:min-height="22.75cm" fo:min-width="4.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hatch" draw:fill-color="#dddddd" draw:fill-hatch-name="Hatching_20_1" draw:fill-hatch-solid="true"/>
      <style:paragraph-properties fo:text-align="center"/>
    </style:style>
    <style:style style:name="P6" style:family="paragraph">
      <loext:graphic-properties draw:fill="hatch" draw:fill-color="#dddddd" draw:fill-hatch-name="Hatching_20_2" draw:fill-hatch-solid="true"/>
      <style:paragraph-properties fo:text-align="center"/>
    </style:style>
    <style:style style:name="P7" style:family="paragraph">
      <loext:graphic-properties draw:fill="hatch" draw:fill-color="#dddddd" draw:fill-hatch-name="Black_20_45_20_Degrees_20_Wide" draw:fill-hatch-solid="true"/>
      <style:paragraph-properties fo:text-align="center"/>
    </style:style>
    <style:style style:name="P8" style:family="paragraph">
      <loext:graphic-properties draw:fill="hatch" draw:fill-color="#dddddd" draw:fill-hatch-name="Hatching_20_6" draw:fill-hatch-solid="false"/>
      <style:paragraph-properties fo:text-align="center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10pt" style:font-size-asian="110pt" style:font-size-complex="110pt"/>
    </style:style>
    <style:style style:name="P13" style:family="paragraph">
      <loext:graphic-properties draw:fill-color="#dddddd" draw:opacity="95%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99ff33"/>
      <style:paragraph-properties fo:text-align="center"/>
    </style:style>
    <style:style style:name="T1" style:family="text">
      <style:text-properties fo:font-size="110pt" style:font-size-asian="110pt" style:font-size-complex="110pt"/>
    </style:style>
    <style:style style:name="T2" style:family="text">
      <style:text-properties fo:font-size="1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0cm" svg:height="240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1cm" svg:y1="241cm" svg:x2="121cm" svg:y2="1cm">
          <text:p/>
        </draw:line>
        <draw:custom-shape draw:style-name="gr3" draw:text-style-name="P1" draw:layer="layout" svg:width="30cm" svg:height="240cm" svg:x="241.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6cm" svg:height="36cm" svg:x="56.3cm" svg:y="108.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5cm" svg:y1="184cm" svg:x2="239.5cm" svg:y2="184cm">
          <text:p/>
        </draw:line>
        <draw:g>
          <draw:custom-shape draw:style-name="gr6" draw:text-style-name="P4" draw:layer="layout" svg:width="35cm" svg:height="21cm" draw:transform="rotate (1.5707963267949) translate (246cm 40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35cm" svg:height="21.01cm" draw:transform="rotate (1.5707963267949) translate (2.2cm 40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2" draw:layer="layout" svg:x1="1cm" svg:y1="186cm" svg:x2="241cm" svg:y2="186cm">
          <text:p/>
        </draw:line>
        <draw:custom-shape draw:style-name="gr9" draw:text-style-name="P5" draw:layer="layout" svg:width="116.61cm" svg:height="20cm" svg:x="2.8cm" svg:y="16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cm" svg:y1="41cm" svg:x2="242cm" svg:y2="41cm">
          <text:p/>
        </draw:line>
        <draw:line draw:style-name="gr8" draw:text-style-name="P2" draw:layer="layout" svg:x1="1cm" svg:y1="161cm" svg:x2="241cm" svg:y2="161cm">
          <text:p/>
        </draw:line>
        <draw:line draw:style-name="gr5" draw:text-style-name="P2" draw:layer="layout" svg:x1="2.5cm" svg:y1="159cm" svg:x2="119.51cm" svg:y2="159cm">
          <text:p/>
        </draw:line>
        <draw:g>
          <draw:custom-shape draw:style-name="gr10" draw:text-style-name="P4" draw:layer="layout" svg:width="8cm" svg:height="238cm" draw:transform="rotate (1.5707963267949) translate (2cm 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7.986cm" svg:height="28cm" draw:transform="rotate (1.5707963267949) translate (242cm 240.9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2" draw:layer="layout" svg:x1="1cm" svg:y1="232cm" svg:x2="241cm" svg:y2="232cm">
          <text:p/>
        </draw:line>
        <draw:custom-shape draw:style-name="gr12" draw:text-style-name="P6" draw:layer="layout" svg:width="214.7cm" svg:height="18cm" svg:x="24.3cm" svg:y="21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14.7cm" svg:height="18cm" svg:x="24.3cm" svg:y="2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98.9cm" svg:height="5cm" svg:x="-7cm" svg:y="24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38cm" svg:height="4cm" svg:x="2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38cm" svg:height="4cm" svg:x="2.5cm" svg:y="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5cm" svg:height="44cm" draw:transform="rotate (1.5707963267949) translate (2.7cm 13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4cm" svg:height="44cm" draw:transform="rotate (1.5707963267949) translate (2.7cm 14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41.7cm" svg:height="54cm" svg:x="-43.5cm" svg:y="10.7cm">
          <text:p text:style-name="P11"><text:span text:style-name="T1">Planks 240 x 40:</text:span></text:p>
          <text:p text:style-name="P11"><text:span text:style-name="T1">- horiz: 7</text:span></text:p>
          <text:p text:style-name="P11"><text:span text:style-name="T1">- vert: 2</text:span></text:p>
          <text:p text:style-name="P11"><text:span text:style-name="T1"/></text:p>
          <text:p text:style-name="P11"><text:span text:style-name="T1">Planks 240 x 30:</text:span></text:p>
          <text:p text:style-name="P11"><text:span text:style-name="T1">- vert: 1</text:span></text:p>
          <text:p text:style-name="P11"><text:span text:style-name="T1"/></text:p>
          <text:p text:style-name="P11"><text:span text:style-name="T1">Planks 237 x 35:</text:span></text:p>
          <text:p text:style-name="P11"><text:span text:style-name="T1">- horiz: 2</text:span></text:p>
          <text:p text:style-name="P11"><text:span text:style-name="T1"><text:s/></text:span></text:p>
          <text:p text:style-name="P11"/>
          <draw:enhanced-geometry svg:viewBox="0 0 21600 21600" draw:mirror-horizontal="true" draw:type="line-callout-1" draw:modifiers="-1540.97024052181 -1457.57300790726 -128.97532433275 221.59589637228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8" draw:text-style-name="P2" draw:layer="layout" svg:x1="1cm" svg:y1="101cm" svg:x2="241cm" svg:y2="101cm">
          <text:p/>
        </draw:line>
        <draw:line draw:style-name="gr19" draw:text-style-name="P2" draw:layer="layout" svg:x1="1cm" svg:y1="146cm" svg:x2="120cm" svg:y2="146cm">
          <text:p/>
        </draw:line>
        <draw:line draw:style-name="gr19" draw:text-style-name="P2" draw:layer="layout" svg:x1="181cm" svg:y1="161cm" svg:x2="181cm" svg:y2="101cm">
          <text:p/>
        </draw:line>
        <draw:line draw:style-name="gr19" draw:text-style-name="P2" draw:layer="layout" svg:x1="181cm" svg:y1="131cm" svg:x2="241cm" svg:y2="131cm">
          <text:p/>
        </draw:line>
        <draw:line draw:style-name="gr2" draw:text-style-name="P2" draw:layer="layout" svg:x1="242cm" svg:y1="81cm" svg:x2="272cm" svg:y2="81cm">
          <text:p/>
        </draw:line>
        <draw:line draw:style-name="gr2" draw:text-style-name="P2" draw:layer="layout" svg:x1="242cm" svg:y1="41cm" svg:x2="272cm" svg:y2="41cm">
          <text:p/>
        </draw:line>
        <draw:line draw:style-name="gr2" draw:text-style-name="P2" draw:layer="layout" svg:x1="242cm" svg:y1="121cm" svg:x2="272cm" svg:y2="121cm">
          <text:p/>
        </draw:line>
        <draw:line draw:style-name="gr2" draw:text-style-name="P2" draw:layer="layout" svg:x1="242cm" svg:y1="161cm" svg:x2="272cm" svg:y2="161cm">
          <text:p/>
        </draw:line>
        <draw:line draw:style-name="gr2" draw:text-style-name="P2" draw:layer="layout" svg:x1="242cm" svg:y1="186cm" svg:x2="272cm" svg:y2="186cm">
          <text:p/>
        </draw:line>
        <draw:line draw:style-name="gr2" draw:text-style-name="P2" draw:layer="layout" svg:x1="242cm" svg:y1="211cm" svg:x2="272cm" svg:y2="211cm">
          <text:p/>
        </draw:line>
        <draw:line draw:style-name="gr18" draw:text-style-name="P2" draw:layer="layout" svg:x1="242cm" svg:y1="232cm" svg:x2="272cm" svg:y2="232cm">
          <text:p/>
        </draw:line>
        <draw:line draw:style-name="gr2" draw:text-style-name="P2" draw:layer="layout" svg:x1="1cm" svg:y1="209cm" svg:x2="241cm" svg:y2="209cm">
          <text:p/>
        </draw:line>
        <draw:line draw:style-name="gr2" draw:text-style-name="P2" draw:layer="layout" svg:x1="1cm" svg:y1="79cm" svg:x2="121cm" svg:y2="79cm">
          <text:p/>
        </draw:line>
        <draw:g>
          <draw:custom-shape draw:style-name="gr20" draw:text-style-name="P13" draw:layer="layout" svg:width="120cm" svg:height="44cm" svg:x="2cm" svg:y="1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120cm" svg:height="44cm" svg:x="120cm" svg:y="1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13" draw:layer="layout" svg:width="120cm" svg:height="58cm" svg:x="2cm" svg:y="4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120cm" svg:height="58cm" svg:x="120cm" svg:y="42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2" draw:layer="layout" svg:width="41.7cm" svg:height="10.276cm" svg:x="273.492cm" svg:y="159.666cm">
          <text:p text:style-name="P11"><text:span text:style-name="T1">Ev. paniers</text:span></text:p>
          <draw:enhanced-geometry svg:viewBox="0 0 21600 21600" draw:mirror-horizontal="true" draw:type="line-callout-1" draw:modifiers="26342.0445552864 -17385.9297460348 -128.97532433275 1164.386494113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5" draw:layer="layout" svg:width="116.61cm" svg:height="20cm" svg:x="122.5cm" svg:y="163cm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3" draw:layer="layout" svg:width="5cm" svg:height="25cm" svg:x="275cm" svg:y="16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5cm" svg:height="25cm" svg:x="278cm" svg:y="1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5cm" svg:height="25cm" svg:x="275cm" svg:y="21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5cm" svg:height="25cm" svg:x="278cm" svg:y="18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5cm" svg:height="25cm" svg:x="275cm" svg:y="6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5cm" svg:height="25cm" svg:x="278cm" svg:y="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5cm" svg:height="25cm" svg:x="275cm" svg:y="11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5cm" svg:height="25cm" svg:x="278cm" svg:y="8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5cm" svg:height="25cm" svg:x="275cm" svg:y="1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5cm" svg:height="25cm" svg:x="278cm" svg:y="-13cm">
            <text:p/>
            <draw:enhanced-geometry svg:viewBox="0 0 21600 21600" draw:type="rectangle" draw:enhanced-path="M 0 0 L 21600 0 21600 21600 0 21600 0 0 Z N"/>
          </draw:custom-shape>
        </draw:g>
        <draw:measure draw:style-name="gr24" draw:text-style-name="P14" draw:layer="measurelines" svg:x1="0.1cm" svg:y1="241cm" svg:x2="0.1cm" svg:y2="161cm">
          <text:p text:style-name="P14"><text:span text:style-name="T2"><text:measure text:kind="gap"/></text:span><text:span text:style-name="T2"><text:measure text:kind="value">80</text:measure></text:span><text:span text:style-name="T2"> </text:span><text:span text:style-name="T2"><text:measure text:kind="unit">cm</text:measure></text:span><text:span text:style-name="T2"><text:measure text:kind="gap"/></text:span></text:p>
        </draw:measure>
        <draw:g>
          <draw:custom-shape draw:style-name="gr25" draw:text-style-name="P15" draw:layer="layout" svg:width="5cm" svg:height="25cm" svg:x="261cm" svg:y="16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5cm" svg:height="20cm" svg:x="264cm" svg:y="14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5cm" svg:height="23cm" svg:x="261cm" svg:y="210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5cm" svg:height="23cm" svg:x="264cm" svg:y="18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5cm" svg:height="20cm" svg:x="261cm" svg:y="8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5cm" svg:height="20cm" svg:x="264cm" svg:y="6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5cm" svg:height="20cm" svg:x="261cm" svg:y="12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5cm" svg:height="20cm" svg:x="264cm" svg:y="10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5cm" svg:height="20cm" svg:x="261cm" svg:y="4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5cm" svg:height="20cm" svg:x="264cm" svg:y="2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5cm" svg:height="20cm" svg:x="261cm" svg:y="2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5cm" svg:height="25cm" svg:x="270.3cm" svg:y="162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5cm" svg:height="25cm" svg:x="275cm" svg:y="18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5cm" svg:height="20cm" svg:x="270.3cm" svg:y="21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000000" draw:distance="2cm" draw:rotation="900"/>
    <draw:hatch draw:name="Hatching_20_2" draw:display-name="Hatching 2" draw:style="single" draw:color="#000000" draw:distance="3cm" draw:rotation="900"/>
    <draw:hatch draw:name="Hatching_20_6" draw:display-name="Hatching 6" draw:style="double" draw:color="#ffff00" draw:distance="7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0cm" fo:page-height="2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00:22:38.431704664</meta:creation-date>
    <dc:date>2018-01-07T10:52:19.483164854</dc:date>
    <meta:editing-duration>PT1H32M54S</meta:editing-duration>
    <meta:editing-cycles>21</meta:editing-cycles>
    <meta:generator>LibreOffice/5.1.6.2$Linux_X86_64 LibreOffice_project/10m0$Build-2</meta:generator>
    <meta:document-statistic meta:object-count="73"/>
  </office:meta>
</office:document-meta>
</file>